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Default">
      <style:paragraph-properties fo:text-align="center" style:justify-single-word="false"/>
    </style:style>
    <style:style style:name="P6" style:family="paragraph" style:parent-style-name="Default">
      <style:paragraph-properties fo:text-align="center" style:justify-single-word="false"/>
      <style:text-properties fo:font-weight="bold" style:font-weight-asian="bold" style:font-weight-complex="bold"/>
    </style:style>
    <style:style style:name="P7" style:family="paragraph" style:parent-style-name="Default">
      <style:paragraph-properties fo:text-align="center" style:justify-single-word="false"/>
      <style:text-properties fo:font-weight="normal" style:font-weight-asian="normal" style:font-weight-complex="normal"/>
    </style:style>
    <style:style style:name="P8"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9"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10"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11"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3"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4"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5"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6"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5</text:p>
      <text:p text:style-name="P6">Small Change</text:p>
      <text:p text:style-name="P6">Kleine Veränderung</text:p>
      <text:p text:style-name="P7">(für die Bösen)</text:p>
      <text:p text:style-name="P5"><text:span text:style-name="T1"/></text:p>
      <text:p text:style-name="P2">Nachdem nun alle Deine Versuchs-Kaninchen mit Deinen Katzen zusammen sicher im Haus sind ist es an der Zeit, mit dem richtigen Spaß zu beginnen. Beim Umwerfen des Bechers von Shrinkital beobachtest Du, wie die silberne Flüssigkeit sich in Gas verwandelt. Merkwürdigerweise schrumpfen Du und deine Versuchs-Objekte auf die Größe von Mäusen zusammen. Schon hörst Du die Katzen auf Deine erschrockenen Versuchs-Kaninchen zutappen. Es schaut so aus daß Du und Deine Katzen diese kleine Experiment genießen werdet. Du nennst es Die verdauende Antwort Domestizierter Katzen zur Einführung von Maus-Menschen. </text:p>
      <text:h text:style-name="P8" text:outline-level="2"/>
      <text:h text:style-name="P8" text:outline-level="2">Startbedingungen </text:h>
      <text:p text:style-name="P3">Dein Charakter verbleibt im Spiel und wird zum Verräter. </text:p>
      <text:p text:style-name="P3">Lege bei 3 oder 4 Spielern 1 roten Katzen-Marker in die Eingangshalle, bei 5 oder 6 Spielern 1 weiteren in den Raum, wo der Spuk begann. </text:p>
      <text:h text:style-name="P8" text:outline-level="2"/>
      <text:h text:style-name="P8" text:outline-level="2">Was Du über die Helden weißt </text:h>
      <text:p text:style-name="P3">Sie versuchen mit Hilfe eines Spielzeug-Flugzeuges aus dem Haus zu fliehen. </text:p>
      <text:p text:style-name="P4"/>
      <text:p text:style-name="P4">Du gewinnst wenn ... </text:p>
      <text:p text:style-name="P3">alle Helden von den Katzen getötet wurden. </text:p>
      <text:h text:style-name="P8" text:outline-level="2"/>
      <text:h text:style-name="P8" text:outline-level="2">Klein sein … <text:span text:style-name="T6">Du bist geschrumpft, und das bedeutet:</text:span></text:h>
      <text:p text:style-name="P3">Alle Gegenstände und Omen sind ebenfalls geschrumpft und funktionieren normal. </text:p>
      <text:p text:style-name="P3">Du kannst Keine weiteren Karten ziehen, das bedeutet Dein Zug Endet sobald Du einen Raum mit einem Symbol neu entdeckst.</text:p>
      <text:p text:style-name="P3">Jede Tür zählt jetzt als 1 Feld, eine Bewegung in einen benachbarten Raum kostet nun 2 Bewegungspunkte. </text:p>
      <text:p text:style-name="P3">Du darfst auf dem Türfeld stehen bleiben. </text:p>
      <text:p text:style-name="P3">Den Mystischen Fahrstuhl oder den eingestürzten Raum darfst Du nicht mehr benutzen. </text:p>
      <text:p text:style-name="P3">Du wirst nicht durch die Gallerie den Fitnessraum oder den Safe beinflusst.</text:p>
      <text:p text:style-name="P3">Du kannst Treppen benutzen, allerdings musst Du dafür einen Machtwurf von 3+ schaffen um hoch oder runter zu gehen.Schlägt der Wurf fehl kannst Du es in der nächsten Runde erneut versuchen.</text:p>
      <text:h text:style-name="P9" text:outline-level="2"/>
      <text:h text:style-name="P10" text:outline-level="2">Katzen </text:h>
      <text:h text:style-name="P11" text:outline-level="3">Geschwindigkeit = 6 Macht = 7 Gesundheit = 5 Wissen = 5 </text:h>
      <text:p text:style-name="P3">Eine Katze verbraucht von Raum zu Raum 2 Bewegungspunkte(genau wie die Helden), Sie kann zur selben Zeit nur 1 Helden fangen. </text:p>
      <text:h text:style-name="P8" text:outline-level="2"/>
      <text:h text:style-name="P8" text:outline-level="2">Spezielle Angriffs-Regeln </text:h>
      <text:p text:style-name="P3">Du kannst keine Helden angreifen, Deine Katzen sollen sie auffressen. </text:p>
      <text:p text:style-name="P3">Wenn eine Katze einen Helden erfolgreich angreift spielt sie 1 Runde lang Katz-und Maus mit dem Helden anstelle Schaden zu verursachen. In seiner Runde hat der Held die Möglichkeit, aus den Fängen der Katze einen Fluchtversuch auszuführen (der Held sagt Dir dann wie). Wenn jemand zwischenzeitlich die Katze besiegt wirft sie einen Helden in ihren Fängen ab und ist betäubt. Verbleibt ein Held bei der Katze ist er im nächsten Zug von ihr gefressen. </text:p>
      <text:p text:style-name="P3">Gefangene Helden werden nicht Durch die Glocke/Bell beinflusst.</text:p>
      <text:p text:style-name="P3">Ist eine Katze im gleiche Raum wie das Spielzeug-Flugzeug kann es durch einen erfolgreichen Geschwindigkeits </text:p>
      <text:p text:style-name="P3">Wurf von 7+ herunterschlagen. Du kannst ebenfalls versuchen das Flugzeug mit einem Geschwindigkeits-Wurf von 5+ runterzuholen.</text:p>
      <text:p text:style-name="P3">Die Katze kann danach die Helden im Flugzeug angreifen, die Helden können in ihren Runden versuchen, das Flugzeug erneut zu starten. </text:p>
      <text:p text:style-name="P1"><text:span text:style-name="T4"/></text:p>
      <text:p text:style-name="P1"><text:span text:style-name="T4">Wenn Du gewinnst </text:span><text:span text:style-name="T5">... </text:span></text:p>
      <text:p text:style-name="P1"><text:span text:style-name="T5">Es wird Monate dauern, alle Daten auszuwerten, aber eines ist klar: Deine Katzen betrachten dieses Experiment als einen großen Erfol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0T18:28:41.57</meta:creation-date>
    <dc:date>2015-02-20T18:47:12.63</dc:date>
    <meta:editing-duration>PT18M30S</meta:editing-duration>
    <meta:editing-cycles>2</meta:editing-cycles>
    <meta:generator>OpenOffice.org/3.3$Win32 OpenOffice.org_project/330m20$Build-9567</meta:generator>
    <meta:document-statistic meta:table-count="0" meta:image-count="0" meta:object-count="0" meta:page-count="1" meta:paragraph-count="32" meta:word-count="482" meta:character-count="3094"/>
  </office:meta>
</office:document-meta>
</file>